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ySQL privilèges</text:p>
      <text:p text:style-name="Standard"/>
      <text:p text:style-name="Standard">Lorsqu'on se connecte à MySQL on le fait avec des privilèges. Les privilèges sont par exemple :</text:p>
      <text:p text:style-name="Standard">sélectionner des données, modifier, créer des objets, etc.</text:p>
      <text:p text:style-name="Standard"/>
      <text:p text:style-name="Standard">Mais on peut affiner les privilèges sur les transactions, les procédures, etc.</text:p>
      <text:p text:style-name="Standard"/>
      <text:p text:style-name="P1">&gt;GRANT ALL PRIVILEGES ON blog.* TO 'antoine'@'localhost' IDENTIFIED BY 'mot_passe' ; </text:p>
      <text:p text:style-name="P1"/>
      <text:p text:style-name="P2">Attention à bien n'entourer de guillemets que le login et l'hôte et pas @ sinon, si on entoure par des guillemets toute la chaîne dans ce cas c'est comme si on ne précise pas le nom de l'hôte, ce qui est gênant, car tous les nom d'hôte seront validés.</text:p>
      <text:p text:style-name="P1"/>
      <text:p text:style-name="P2">Toutes les informations sur les privilèges des utilisateurs sont stockés dans la base de donnée « mysql » les utilisateurs sont stockés dans la table « user » avec leur privileges globaux.</text:p>
      <text:p text:style-name="P2"/>
      <text:p text:style-name="P2">Les quatre tables suivantes dans mysql :</text:p>
      <text:p text:style-name="P2"/>
      <text:list xml:id="list158681955" text:style-name="L1">
        <text:list-item>
          <text:p text:style-name="P3">db privilèges sur les bases de données</text:p>
        </text:list-item>
        <text:list-item>
          <text:p text:style-name="P3">tables_priv privilèges au niveau des tables</text:p>
        </text:list-item>
        <text:list-item>
          <text:p text:style-name="P3">columns_priv privilèges au niveau des colonnes</text:p>
        </text:list-item>
        <text:list-item>
          <text:p text:style-name="P3">proc_priv privilèges au niveau des routines</text:p>
        </text:list-item>
      </text:list>
      <text:p text:style-name="P2"/>
      <text:p text:style-name="P2"/>
      <text:p text:style-name="P2">Dans un terminal on va créer un super admin d'une base de données uniquement.</text:p>
      <text:p text:style-name="P2"/>
      <text:p text:style-name="P2">grant all privileges on gomobility.* to 'antoine'@'localhost' identify by 'mobility' with grant option;</text:p>
      <text:p text:style-name="P2"/>
      <text:p text:style-name="P2">Ici on ajoute tous les privilèges à un utilisateur antoine sur l'hôte « localhost' avec un mot de passe et une option qui permet d'ajouter des privilèges à d'autre utilisateur de cette base de donné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ine </meta:initial-creator>
    <meta:creation-date>2014-02-04T14:29:04</meta:creation-date>
    <dc:date>2014-02-04T15:01:18</dc:date>
    <dc:creator>antoine </dc:creator>
    <meta:editing-duration>PT27M37S</meta:editing-duration>
    <meta:editing-cycles>13</meta:editing-cycles>
    <meta:generator>LibreOffice/3.5$Linux_X86_64 LibreOffice_project/350m1$Build-2</meta:generator>
    <meta:document-statistic meta:table-count="0" meta:image-count="0" meta:object-count="0" meta:page-count="1" meta:paragraph-count="15" meta:word-count="229" meta:character-count="1367" meta:non-whitespace-character-count="1155"/>
  </office:meta>
</office:document-meta>
</file>